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22cm" fo:min-width="4.5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0.893cm" fo:min-width="2.29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00cc33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92cm" fo:min-width="3.94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.513cm" fo:min-width="2.42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811cm" fo:min-width="5.213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1.277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9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-color="#00cc33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-color="#ffff99"/>
      <style:paragraph-properties fo:text-align="start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3.8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5.048cm" svg:height="1.872cm" svg:x="14.675cm" svg:y="12.082cm">
          <text:p text:style-name="P3"><text:span text:style-name="T1">Copy work buffer to ring buffer</text:span></text:p>
          <text:p text:style-name="P3"><text:span text:style-name="T1">Send work buffer to char_fsm</text:span></text:p>
          <text:p text:style-name="P3"><text:span text:style-name="T1">Clear input_buf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4" draw:text-style-name="P5" draw:layer="layout" svg:x1="22.082cm" svg:y1="5.949cm" svg:x2="25.343cm" svg:y2="9.761cm" draw:start-shape="id1" draw:start-glue-point="7" draw:end-shape="id3" draw:end-glue-point="4" svg:d="M22082 5949h3261v3812" svg:viewBox="0 0 3262 3813">
          <text:p/>
        </draw:connector>
        <draw:connector draw:style-name="gr4" draw:text-style-name="P5" draw:layer="layout" svg:x1="26.867cm" svg:y1="10.587cm" svg:x2="33.778cm" svg:y2="11.444cm" draw:start-shape="id3" draw:start-glue-point="7" draw:end-shape="id4" draw:end-glue-point="4" svg:d="M26867 10587h6911v857" svg:viewBox="0 0 6912 858">
          <text:p/>
        </draw:connector>
        <draw:custom-shape draw:style-name="gr5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6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7.687cm" svg:y1="10.36cm" svg:x2="17.199cm" svg:y2="12.082cm" draw:start-shape="id5" draw:start-glue-point="5" draw:end-shape="id6" draw:end-glue-point="0" svg:d="M17687 10360h-488v1722" svg:viewBox="0 0 489 1723">
          <text:p/>
        </draw:connector>
        <draw:custom-shape draw:style-name="gr6" draw:text-style-name="P2" xml:id="id37" draw:id="id37" draw:layer="layout" svg:width="3.683cm" svg:height="0.889cm" svg:x="19.579cm" svg:y="20.7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4" draw:text-style-name="P5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8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25.216cm" svg:y="14.462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4" xml:id="id36" draw:id="id36" draw:layer="layout" svg:width="5.713cm" svg:height="2.356cm" svg:x="7.188cm" svg:y="17.234cm">
          <text:p text:style-name="P3"><text:span text:style-name="T1">Shift input-buf right from cursor_ptr</text:span></text:p>
          <text:p text:style-name="P3"><text:span text:style-name="T1">Increment input_but_ptr</text:span></text:p>
          <text:p text:style-name="P3"><text:span text:style-name="T1">Add char to input_buf at cursor_ptr</text:span></text:p>
          <text:p text:style-name="P3"><text:span text:style-name="T1">Increment cursor_ptr</text:span></text:p>
          <text:p text:style-name="P3"><text:span text:style-name="T1">Move cursor 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9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4" draw:text-style-name="P5" draw:layer="layout" svg:x1="32.783cm" svg:y1="7.249cm" svg:x2="33.821cm" svg:y2="8.469cm" svg:d="M32783 7249h1038v1220" svg:viewBox="0 0 1039 1221">
          <text:p/>
        </draw:connector>
        <draw:frame draw:style-name="gr15" draw:text-style-name="P8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8" draw:layer="layout" svg:width="1.143cm" svg:height="0.762cm" svg:x="26.867cm" svg:y="9.89cm">
          <draw:text-box>
            <text:p><text:span text:style-name="T2">no</text:span></text:p>
          </draw:text-box>
        </draw:frame>
        <draw:frame draw:style-name="gr15" draw:text-style-name="P8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4" draw:text-style-name="P5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4" draw:text-style-name="P5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10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4" draw:text-style-name="P5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8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2" xml:id="id27" draw:id="id27" draw:layer="layout" svg:width="4.445cm" svg:height="1.442cm" svg:x="25.765cm" svg:y="18.735cm">
          <text:p text:style-name="P1"><text:span text:style-name="T1">Copy ring_buf to input_buff</text:span></text:p>
          <text:p text:style-name="P1"><text:span text:style-name="T1">Set input_ptr to next open </text:span></text:p>
          <text:p text:style-name="P1"><text:span text:style-name="T1">position in input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4" draw:text-style-name="P5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8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8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3.819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25.343cm" svg:y1="11.412cm" svg:x2="25.343cm" svg:y2="12.922cm" draw:start-shape="id3" draw:start-glue-point="6" draw:end-shape="id18" draw:end-glue-point="4" svg:d="M25343 11412v1510" svg:viewBox="0 0 1 1511">
          <text:p/>
        </draw:connector>
        <draw:custom-shape draw:style-name="gr1" draw:text-style-name="P2" xml:id="id19" draw:id="id19" draw:layer="layout" svg:width="3.048cm" svg:height="1.651cm" svg:x="29.265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2.254cm" svg:y1="12.27cm" svg:x2="30.789cm" svg:y2="12.922cm" draw:start-shape="id4" draw:start-glue-point="5" draw:end-shape="id19" draw:end-glue-point="4" svg:d="M32254 12270h-1465v652" svg:viewBox="0 0 1466 653">
          <text:p/>
        </draw:connector>
        <draw:frame draw:style-name="gr10" draw:text-style-name="P8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6.803cm" svg:y="13.053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4.169cm" svg:y="11.277cm">
          <draw:text-box>
            <text:p><text:span text:style-name="T2">yes</text:span></text:p>
          </draw:text-box>
        </draw:frame>
        <draw:custom-shape draw:style-name="gr19" draw:text-style-name="P11" xml:id="id20" draw:id="id20" draw:layer="layout" svg:width="2.921cm" svg:height="0.762cm" draw:transform="skewX (0.00261799387799149) rotate (-1.5694000633933) translate (28.4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9.265cm" svg:y1="13.748cm" svg:x2="28.029cm" svg:y2="14.59cm" draw:start-shape="id19" draw:start-glue-point="5" draw:end-shape="id20" draw:end-glue-point="3" svg:d="M29265 13748h-1236v842" svg:viewBox="0 0 1237 843">
          <text:p/>
        </draw:connector>
        <draw:frame draw:style-name="gr10" draw:text-style-name="P8" draw:layer="layout" svg:width="1.392cm" svg:height="0.725cm" svg:x="28.203cm" svg:y="13.053cm">
          <draw:text-box>
            <text:p><text:span text:style-name="T2">yes</text:span></text:p>
          </draw:text-box>
        </draw:frame>
        <draw:frame draw:style-name="gr9" draw:text-style-name="P8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4" draw:text-style-name="P5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20" draw:text-style-name="P6" xml:id="id23" draw:id="id23" draw:layer="layout" svg:width="2.921cm" svg:height="0.762cm" draw:transform="skewX (0.00261799387799149) rotate (-1.5694000633933) translate (33.082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33.293cm" svg:y1="15.946cm" svg:x2="32.701cm" svg:y2="23.985cm" draw:start-shape="id22" draw:start-glue-point="5" draw:end-shape="id23" draw:end-glue-point="3" svg:d="M33293 15946h-592v8039" svg:viewBox="0 0 593 80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end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1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6" draw:id="id26" draw:layer="layout" svg:width="2.794cm" svg:height="1.143cm" svg:x="29.392cm" svg:y="16.082cm">
          <text:p text:style-name="P1"><text:span text:style-name="T1">Increment</text:span></text:p>
          <text:p text:style-name="P12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5" draw:id="id25" draw:layer="layout" svg:width="2.794cm" svg:height="1.143cm" svg:x="23.9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343cm" svg:y1="14.573cm" svg:x2="25.343cm" svg:y2="16.082cm" draw:start-shape="id18" draw:start-glue-point="6" draw:end-shape="id25" draw:end-glue-point="0" svg:d="M25343 14573v1509" svg:viewBox="0 0 1 1510">
          <text:p/>
        </draw:connector>
        <draw:connector draw:style-name="gr4" draw:text-style-name="P5" draw:layer="layout" svg:x1="30.789cm" svg:y1="14.573cm" svg:x2="30.789cm" svg:y2="16.082cm" draw:start-shape="id19" draw:end-shape="id26" draw:end-glue-point="0" svg:d="M30789 14573v1509" svg:viewBox="0 0 1 1510">
          <text:p/>
        </draw:connector>
        <draw:connector draw:style-name="gr4" draw:text-style-name="P5" draw:layer="layout" svg:x1="25.343cm" svg:y1="17.225cm" svg:x2="27.987cm" svg:y2="18.735cm" draw:start-shape="id25" draw:start-glue-point="2" draw:end-shape="id27" draw:end-glue-point="0" svg:d="M25343 17225v755h2644v755" svg:viewBox="0 0 2645 1511">
          <text:p/>
        </draw:connector>
        <draw:connector draw:style-name="gr4" draw:text-style-name="P5" draw:layer="layout" svg:x1="30.789cm" svg:y1="17.225cm" svg:x2="27.987cm" svg:y2="18.735cm" draw:start-shape="id26" draw:start-glue-point="2" draw:end-shape="id27" draw:end-glue-point="0" svg:d="M30789 17225v755h-2802v755" svg:viewBox="0 0 2803 1511">
          <text:p/>
        </draw:connector>
        <draw:custom-shape draw:style-name="gr23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4" draw:text-style-name="P5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4" draw:text-style-name="P5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22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4" draw:text-style-name="P5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8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4" draw:text-style-name="P5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4" draw:text-style-name="P5" draw:layer="layout" svg:x1="39.12cm" svg:y1="23.215cm" svg:x2="40.485cm" svg:y2="23.162cm" draw:start-shape="id30" draw:start-glue-point="1" svg:d="M39120 23215h933v-53h432" svg:viewBox="0 0 1366 54">
          <text:p/>
        </draw:connector>
        <draw:custom-shape draw:style-name="gr24" draw:text-style-name="P4" xml:id="id34" draw:id="id34" draw:layer="layout" svg:width="4.897cm" svg:height="1.644cm" svg:x="1.864cm" svg:y="17.277cm">
          <text:p text:style-name="P3"><text:span text:style-name="T1">Add char to input_buf</text:span></text:p>
          <text:p text:style-name="P3"><text:span text:style-name="T1">Increment input_buf_ptr</text:span></text:p>
          <text:p text:style-name="P3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8" draw:layer="layout" svg:width="1.143cm" svg:height="0.725cm" svg:x="38.973cm" svg:y="19.706cm">
          <draw:text-box>
            <text:p><text:span text:style-name="T2">no</text:span></text:p>
          </draw:text-box>
        </draw:frame>
        <draw:connector draw:style-name="gr4" draw:text-style-name="P5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8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7.581cm" svg:y="21.484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5" draw:text-style-name="P2" xml:id="id33" draw:id="id33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823cm" svg:y1="14.739cm" svg:x2="4.312cm" svg:y2="17.277cm" draw:start-shape="id33" draw:start-glue-point="5" draw:end-shape="id34" svg:d="M4823 14739h-511v2538" svg:viewBox="0 0 512 2539">
          <text:p/>
        </draw:connector>
        <draw:custom-shape draw:style-name="gr20" draw:text-style-name="P6" xml:id="id35" draw:id="id35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8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4" draw:text-style-name="P5" draw:layer="layout" svg:x1="2.016cm" svg:y1="12.304cm" svg:x2="1.429cm" svg:y2="23.99cm" draw:start-shape="id17" draw:start-glue-point="5" draw:end-shape="id35" draw:end-glue-point="3" svg:d="M2016 12304h-587v11686" svg:viewBox="0 0 588 11687">
          <text:p/>
        </draw:connector>
        <draw:connector draw:style-name="gr4" draw:text-style-name="P5" draw:layer="layout" svg:x1="5.826cm" svg:y1="12.304cm" svg:x2="6.531cm" svg:y2="13.734cm" draw:start-shape="id17" draw:start-glue-point="7" draw:end-shape="id33" draw:end-glue-point="4" svg:d="M5826 12304h705v1430" svg:viewBox="0 0 706 1431">
          <text:p/>
        </draw:connector>
        <draw:connector draw:style-name="gr4" draw:text-style-name="P5" draw:layer="layout" svg:x1="8.239cm" svg:y1="14.739cm" svg:x2="10.044cm" svg:y2="17.234cm" draw:start-shape="id33" draw:start-glue-point="7" draw:end-shape="id36" svg:d="M8239 14739h1805v2495" svg:viewBox="0 0 1806 2496">
          <text:p/>
        </draw:connector>
        <draw:connector draw:style-name="gr4" draw:text-style-name="P5" draw:layer="layout" svg:x1="20.735cm" svg:y1="10.36cm" svg:x2="21.42cm" svg:y2="20.795cm" draw:start-shape="id5" draw:start-glue-point="7" draw:end-shape="id37" draw:end-glue-point="0" svg:d="M20735 10360h685v10435" svg:viewBox="0 0 686 10436">
          <text:p/>
        </draw:connector>
        <draw:frame draw:style-name="gr9" draw:text-style-name="P8" draw:layer="layout" svg:width="1.143cm" svg:height="0.762cm" svg:x="17.068cm" svg:y="9.69cm">
          <draw:text-box>
            <text:p><text:span text:style-name="T2">no</text:span></text:p>
          </draw:text-box>
        </draw:frame>
        <draw:frame draw:style-name="gr10" draw:text-style-name="P8" draw:layer="layout" svg:width="1.392cm" svg:height="0.725cm" svg:x="20.469cm" svg:y="9.678cm">
          <draw:text-box>
            <text:p><text:span text:style-name="T2">yes</text:span></text:p>
          </draw:text-box>
        </draw:frame>
        <draw:frame draw:style-name="gr10" draw:text-style-name="P8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4" draw:text-style-name="P5" draw:layer="layout" svg:x1="15.468cm" svg:y1="8.06cm" svg:x2="19.211cm" svg:y2="9.534cm" draw:start-shape="id2" draw:start-glue-point="7" draw:end-shape="id5" draw:end-glue-point="4" svg:d="M15468 8060h3743v1474" svg:viewBox="0 0 3744 1475">
          <text:p/>
        </draw:connector>
        <draw:connector draw:style-name="gr4" draw:text-style-name="P5" draw:layer="layout" svg:x1="17.199cm" svg:y1="13.954cm" svg:x2="21.42cm" svg:y2="20.795cm" draw:start-shape="id6" draw:start-glue-point="2" draw:end-shape="id37" draw:end-glue-point="0" svg:d="M17199 13954v3420h4221v3421" svg:viewBox="0 0 4222 6842">
          <text:p/>
        </draw:connector>
        <draw:custom-shape draw:style-name="gr26" draw:text-style-name="P2" xml:id="id38" draw:id="id38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8.869cm" svg:y1="10.16cm" svg:x2="10.251cm" svg:y2="10.906cm" draw:start-shape="id16" draw:start-glue-point="7" draw:end-shape="id38" draw:end-glue-point="4" svg:d="M8869 10160h1382v746" svg:viewBox="0 0 1383 747">
          <text:p/>
        </draw:connector>
        <draw:frame draw:style-name="gr10" draw:text-style-name="P8" draw:layer="layout" svg:width="1.392cm" svg:height="0.725cm" svg:x="8.869cm" svg:y="9.48cm">
          <draw:text-box>
            <text:p><text:span text:style-name="T2">yes</text:span></text:p>
          </draw:text-box>
        </draw:frame>
        <draw:connector draw:style-name="gr4" draw:text-style-name="P5" draw:layer="layout" draw:line-skew="-0.198cm" svg:x1="8.431cm" svg:y1="11.895cm" svg:x2="9.256cm" svg:y2="13.646cm" draw:start-shape="id38" draw:start-glue-point="5" draw:end-shape="id39" draw:end-glue-point="3" svg:d="M8431 11895h-700v1751h1525" svg:viewBox="0 0 1526 1752">
          <text:p/>
        </draw:connector>
        <draw:frame draw:style-name="gr10" draw:text-style-name="P8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7" draw:text-style-name="P4" xml:id="id40" draw:id="id40" draw:layer="layout" svg:width="5.152cm" svg:height="2.184cm" svg:x="11.196cm" svg:y="14.637cm">
          <text:p text:style-name="P3"><text:span text:style-name="T1">Shift input-buf left to cursor_ptr</text:span></text:p>
          <text:p text:style-name="P3"><text:span text:style-name="T1">decrement input_but_ptr</text:span></text:p>
          <text:p text:style-name="P3"><text:span text:style-name="T1">decrement cursor_ptr</text:span></text:p>
          <text:p text:style-name="P3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2.072cm" svg:y1="11.895cm" svg:x2="13.772cm" svg:y2="14.637cm" draw:start-shape="id38" draw:start-glue-point="7" draw:end-shape="id40" draw:end-glue-point="0" svg:d="M12072 11895h1700v2742" svg:viewBox="0 0 1701 2743">
          <text:p/>
        </draw:connector>
        <draw:custom-shape draw:style-name="gr28" draw:text-style-name="P13" xml:id="id41" draw:id="id41" draw:layer="layout" svg:width="5.713cm" svg:height="3.061cm" svg:x="7.171cm" svg:y="20.939cm">
          <text:p text:style-name="P3"><text:span text:style-name="T1">Save cursor position</text:span></text:p>
          <text:p text:style-name="P3"><text:span text:style-name="T1">Clear current terminal line</text:span></text:p>
          <text:p text:style-name="P3"><text:span text:style-name="T1">Send prompt_buf to terminal</text:span></text:p>
          <text:p text:style-name="P3"><text:span text:style-name="T1">Send input_buf to terminal</text:span></text:p>
          <text:p text:style-name="P3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44cm" svg:y1="19.59cm" svg:x2="10.027cm" svg:y2="20.939cm" draw:start-shape="id36" draw:start-glue-point="2" draw:end-shape="id41" draw:end-glue-point="0" svg:d="M10044 19590v674h-17v675" svg:viewBox="0 0 18 1350">
          <text:p/>
        </draw:connector>
        <draw:custom-shape draw:style-name="gr19" draw:text-style-name="P11" xml:id="id39" draw:id="id39" draw:layer="layout" svg:width="2.921cm" svg:height="0.762cm" draw:transform="skewX (0.0026179938779915) rotate (0.0127409035395586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6" xml:id="id42" draw:id="id42" draw:layer="layout" svg:width="2.921cm" svg:height="0.762cm" draw:transform="skewX (0.0026179938779915) rotate (0.0127409035395586) translate (11.252cm 24.9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0.027cm" svg:y1="24cm" svg:x2="11.256cm" svg:y2="25.352cm" draw:start-shape="id41" draw:start-glue-point="2" draw:end-shape="id42" draw:end-glue-point="3" svg:d="M10027 24000v1352h1229" svg:viewBox="0 0 1230 1353">
          <text:p/>
        </draw:connector>
        <draw:connector draw:style-name="gr4" draw:text-style-name="P5" draw:layer="layout" draw:line-skew="1.318cm" svg:x1="13.772cm" svg:y1="16.821cm" svg:x2="10.027cm" svg:y2="20.939cm" draw:start-shape="id40" draw:start-glue-point="2" draw:end-shape="id41" draw:end-glue-point="0" svg:d="M13772 16821v3377h-3745v741" svg:viewBox="0 0 3746 4119">
          <text:p/>
        </draw:connector>
        <draw:frame draw:style-name="gr10" draw:text-style-name="P8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8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8" draw:layer="layout" svg:width="1.143cm" svg:height="0.762cm" svg:x="11.866cm" svg:y="11.272cm">
          <draw:text-box>
            <text:p><text:span text:style-name="T2">no</text:span></text:p>
          </draw:text-box>
        </draw:frame>
        <draw:connector draw:style-name="gr4" draw:text-style-name="P5" draw:layer="layout" draw:line-skew="0.268cm" svg:x1="4.312cm" svg:y1="18.921cm" svg:x2="10.027cm" svg:y2="20.939cm" draw:start-shape="id34" draw:start-glue-point="2" draw:end-shape="id41" draw:end-glue-point="0" svg:d="M4312 18921v1277h5715v741" svg:viewBox="0 0 5716 2019">
          <text:p/>
        </draw:connector>
        <draw:connector draw:style-name="gr4" draw:text-style-name="P5" draw:layer="layout" svg:x1="26.867cm" svg:y1="13.748cm" svg:x2="28.029cm" svg:y2="14.59cm" draw:start-shape="id18" draw:start-glue-point="7" draw:end-shape="id20" draw:end-glue-point="3" svg:d="M26867 13748h1162v842" svg:viewBox="0 0 1163 843">
          <text:p/>
        </draw:connector>
        <draw:custom-shape draw:style-name="gr29" draw:text-style-name="P13" xml:id="id43" draw:id="id43" draw:layer="layout" svg:width="5.08cm" svg:height="1.527cm" svg:x="18.88cm" svg:y="22.514cm">
          <text:p text:style-name="P3"><text:span text:style-name="T1">Clear current terminal line</text:span></text:p>
          <text:p text:style-name="P3"><text:span text:style-name="T1">Send prompt_buf to terminal</text:span></text:p>
          <text:p text:style-name="P3"><text:span text:style-name="T1">Send input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2cm" svg:y1="21.684cm" svg:x2="21.42cm" svg:y2="22.514cm" draw:start-shape="id37" draw:start-glue-point="2" draw:end-shape="id43" svg:d="M21420 21684v830" svg:viewBox="0 0 1 831">
          <text:p/>
        </draw:connector>
        <draw:connector draw:style-name="gr4" draw:text-style-name="P5" draw:layer="layout" draw:type="line" svg:x1="25.765cm" svg:y1="19.456cm" svg:x2="21.446cm" svg:y2="19.51cm" draw:start-shape="id27" draw:start-glue-point="3" svg:d="M25765 19456l-4319 54" svg:viewBox="0 0 4320 55">
          <text:p/>
        </draw:connector>
        <draw:custom-shape draw:style-name="gr16" draw:text-style-name="P10" xml:id="id44" draw:id="id44" draw:layer="layout" svg:width="1.905cm" svg:height="1.905cm" svg:x="20.468cm" svg:y="24.83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1.42cm" svg:y1="24.041cm" svg:x2="21.421cm" svg:y2="24.83cm" draw:start-shape="id43" draw:start-glue-point="2" draw:end-shape="id44" draw:end-glue-point="4" svg:d="M21420 24041l1 789" svg:viewBox="0 0 2 7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12</meta:editing-cycles>
    <meta:editing-duration>P3DT9H49M14S</meta:editing-duration>
    <dc:date>2017-11-18T15:47:27.016424806</dc:date>
    <meta:generator>LibreOffice/5.1.6.2$Linux_X86_64 LibreOffice_project/10m0$Build-2</meta:generator>
    <meta:document-statistic meta:object-count="132"/>
  </office:meta>
</office:document-meta>
</file>